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4.532cm" svg:height="13.732cm" svg:x="6.856cm" svg:y="0.903cm">
            <draw:object draw:notify-on-update-of-ranges="Лист1.A2:Лист1.A33 Лист1.B1:Лист1.B1 Лист1.B2:Лист1.B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Frag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1">00.00.0000</text:date>, <text:time style:data-style-name="N2" text:time-value="15:27:23.356279262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22:00:48.949513753</meta:creation-date>
    <meta:generator>LibreOffice/7.6.2.1$Linux_X86_64 LibreOffice_project/60$Build-1</meta:generator>
    <dc:date>2023-12-21T16:40:34.940089620</dc:date>
    <meta:editing-duration>PT2H5M49S</meta:editing-duration>
    <meta:editing-cycles>6</meta:editing-cycles>
    <meta:document-statistic meta:table-count="1" meta:cell-count="6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33" chart:interval-maj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3cm" svg:height="13.733cm" xlink:href=".." xlink:type="simple" chart:class="chart:scatter" chart:style-name="ch1">
        <chart:legend chart:legend-position="end" svg:x="22.342cm" svg:y="6.567cm" style:legend-expansion="high" chart:style-name="ch2"/>
        <chart:plot-area chart:style-name="ch3" table:cell-range-address="Лист1.A2:Лист1.B33 Лист1.B1:Лист1.B1" chart:data-source-has-labels="row" svg:x="1.501cm" svg:y="0.274cm" svg:width="20.351cm" svg:height="12.204cm">
          <chart:coordinate-region svg:x="2.122cm" svg:y="0.473cm" svg:width="19.544cm" svg:height="11.358cm"/>
          <chart:axis chart:dimension="x" chart:name="primary-x" chart:style-name="ch4">
            <chart:title svg:x="10.216cm" svg:y="12.752cm" chart:style-name="ch5">
              <text:p>Число фрагментов</text:p>
            </chart:title>
            <chart:grid chart:style-name="ch6" chart:class="major"/>
          </chart:axis>
          <chart:axis chart:dimension="y" chart:name="primary-y" chart:style-name="ch7">
            <chart:title svg:x="0.451cm" svg:y="8.695cm" chart:style-name="ch8">
              <text:p>Время чтения элемента, такты</text:p>
            </chart:title>
            <chart:grid chart:style-name="ch6" chart:class="major"/>
          </chart:axis>
          <chart:series chart:style-name="ch9" chart:values-cell-range-address="Лист1.B2:Лист1.B33" chart:label-cell-address="Лист1.B1:Лист1.B1" chart:class="chart:scatter">
            <chart:domain table:cell-range-address="Лист1.A2:Лист1.A33"/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Ticks</text:p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A2:Лист1.A33</svg:desc>
                </draw:g>
              </table:table-cell>
              <table:table-cell office:value-type="float" office:value="4">
                <text:p>4</text:p>
                <draw:g>
                  <svg:desc>Лист1.B2:Лист1.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